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font-size="10pt" officeooo:paragraph-rsid="0015fbc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font-size="10pt" officeooo:rsid="0015fbc2" officeooo:paragraph-rsid="0015fbc2" style:font-size-asian="10pt" style:font-size-complex="10pt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font-size-asian="10pt" style:font-size-complex="10pt"/>
    </style:style>
    <style:style style:name="P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crição do conjunto de dados <text:span text:style-name="T1">heart_attack.csv</text:span></text:p>
      <text:p text:style-name="P1">O conjunto de dados de previsão de risco de ataque cardíaco serve como um recurso valioso para aprofundar a intrincada dinâmica da saúde cardíaca e seus preditores. Os ataques cardíacos continuam a ser um problema de saúde global significativo, necessitando de uma compreensão mais profunda dos seus precursores e potenciais fatores agravantes. Este conjunto engloba uma ampla gama de atributos, com o objetivo de elucidar a complexa interação dessas variáveis na determinação da probabilidade de um ataque cardíaco. Ao empregar análises preditivas, pesquisadores e profissionais de saúde podem trabalhar em estratégias proativas para prevenção e gerenciamento de doenças cardíacas. Este conjunto de dados é uma criação sintética para simular uma experiência realista.</text:p>
      <text:p text:style-name="P1">Glossário do conjunto de dados (em colunas)</text:p>
      <text:list text:style-name="L1">
        <text:list-item>
          <text:p text:style-name="P4">ID do Paciente - Identificador exclusivo para cada paciente</text:p>
        </text:list-item>
        <text:list-item>
          <text:p text:style-name="P4">Idade - Idade do paciente</text:p>
        </text:list-item>
        <text:list-item>
          <text:p text:style-name="P4">Sexo - Gênero do paciente (Masculino / Feminino)</text:p>
        </text:list-item>
        <text:list-item>
          <text:p text:style-name="P4">Colesterol - Níveis de colesterol do paciente</text:p>
        </text:list-item>
        <text:list-item>
          <text:p text:style-name="P4">Pressão Arterial - Pressão arterial do paciente (sistólica / diastólica)</text:p>
        </text:list-item>
        <text:list-item>
          <text:p text:style-name="P4">Frequência Cardíaca - Frequência cardíaca do paciente</text:p>
        </text:list-item>
        <text:list-item>
          <text:p text:style-name="P4">Diabetes - Se o paciente tem diabetes (Sim / Não)</text:p>
        </text:list-item>
        <text:list-item>
          <text:p text:style-name="P4">História Familiar - História familiar de problemas cardíacos (1: Sim, 0: Não)</text:p>
        </text:list-item>
        <text:list-item>
          <text:p text:style-name="P4">Tabagismo - Tabagismo do paciente (1: Fumante, 0: Não fumante)</text:p>
        </text:list-item>
        <text:list-item>
          <text:p text:style-name="P4">Obesidade - Estado de obesidade do paciente (1: Obeso, 0: Não obeso)</text:p>
        </text:list-item>
        <text:list-item>
          <text:p text:style-name="P4">Consumo de Álcool - Nível de consumo de álcool pelo paciente (Nenhum / Leve / Moderado / Pesado)</text:p>
        </text:list-item>
        <text:list-item>
          <text:p text:style-name="P4">Horas de exercício por semana - Número de horas de exercício por semana</text:p>
        </text:list-item>
        <text:list-item>
          <text:p text:style-name="P4">Dieta - Hábitos alimentares do paciente (Saudável / Médio / Não saudável)</text:p>
        </text:list-item>
        <text:list-item>
          <text:p text:style-name="P4">Problemas Cardíacos Anteriores - Problemas cardíacos anteriores do paciente (1: Sim, 0: Não)</text:p>
        </text:list-item>
        <text:list-item>
          <text:p text:style-name="P4">Uso de Medicamentos - Uso de medicamentos pelo paciente (1: Sim, 0: Não)</text:p>
        </text:list-item>
        <text:list-item>
          <text:p text:style-name="P4">Nível de Estresse - Nível de estresse relatado pelo paciente (1-10)</text:p>
        </text:list-item>
        <text:list-item>
          <text:p text:style-name="P4">Horas sedentárias por dia - Horas de atividade sedentária por dia</text:p>
        </text:list-item>
        <text:list-item>
          <text:p text:style-name="P4">Renda - Nível de renda do paciente</text:p>
        </text:list-item>
        <text:list-item>
          <text:p text:style-name="P4">IMC - Índice de Massa Corporal (IMC) do paciente</text:p>
        </text:list-item>
        <text:list-item>
          <text:p text:style-name="P4">Triglicerídeos - Níveis de triglicerídeos do paciente</text:p>
        </text:list-item>
        <text:list-item>
          <text:p text:style-name="P4">Dias de atividade física por semana - Dias de atividade física por semana</text:p>
        </text:list-item>
        <text:list-item>
          <text:p text:style-name="P4">Horas de sono por dia - Horas de sono por dia</text:p>
        </text:list-item>
        <text:list-item>
          <text:p text:style-name="P4">País - País do paciente</text:p>
        </text:list-item>
        <text:list-item>
          <text:p text:style-name="P4">Continente - Continente onde o paciente reside</text:p>
        </text:list-item>
        <text:list-item>
          <text:p text:style-name="P4">Hemisfério - Hemisfério onde o paciente reside</text:p>
        </text:list-item>
        <text:list-item>
          <text:p text:style-name="P5">Risco de ataque cardíaco - Presença de risco de ataque cardíaco (1: Sim, 0: Não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5:47:32.654000000</meta:creation-date>
    <dc:date>2024-01-25T15:52:02.122000000</dc:date>
    <meta:editing-duration>PT4M29S</meta:editing-duration>
    <meta:editing-cycles>1</meta:editing-cycles>
    <meta:document-statistic meta:table-count="0" meta:image-count="0" meta:object-count="0" meta:page-count="1" meta:paragraph-count="29" meta:word-count="413" meta:character-count="2426" meta:non-whitespace-character-count="2068"/>
    <meta:generator>LibreOffice/7.6.2.1$Windows_X86_64 LibreOffice_project/56f7684011345957bbf33a7ee678afaf4d2ba333</meta:generator>
  </office:meta>
</office:document-meta>
</file>